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 CJK SC Regular" svg:font-family="'Noto Sans CJK SC Regular'" style:font-pitch="variable"/>
    <style:font-face style:name="Noto Sans SC Regular" svg:font-family="'Noto Sans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officeooo:paragraph-rsid="0002f70e"/>
    </style:style>
    <style:style style:name="P3" style:family="paragraph" style:parent-style-name="Heading_20_2">
      <style:paragraph-properties fo:margin-top="0.353cm" fo:margin-bottom="0.212cm" style:contextual-spacing="false"/>
    </style:style>
    <style:style style:name="P4" style:family="paragraph" style:parent-style-name="Standard">
      <style:text-properties officeooo:paragraph-rsid="0003dac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2f70e"/>
    </style:style>
    <style:style style:name="T4" style:family="text">
      <style:text-properties officeooo:rsid="0002f70e"/>
    </style:style>
    <style:style style:name="T5" style:family="text">
      <style:text-properties officeooo:rsid="0003dac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2">Модуль проверка поиска корней квадратного уравнения</text:h>
      <text:h text:style-name="Heading_20_3" text:outline-level="3">Метод korni(a, b, c)</text:h>
      <text:p text:style-name="Heading">Тест №1</text:p>
      <text:p text:style-name="Standard"><text:span text:style-name="T1">Цель:</text:span><text:span text:style-name="T2"> проверить, что выдаст функция при D &lt; 0</text:span></text:p>
      <text:p text:style-name="Standard"><text:span text:style-name="T1">Тип:</text:span> </text:p>
      <text:p text:style-name="Standard"><text:span text:style-name="T1">Входные данные:</text:span> a = 1, b = -3, c = 4</text:p>
      <text:p text:style-name="P2"><text:span text:style-name="T1">Ожидаемый результат:</text:span> <text:span text:style-name="T4">flag = 1</text:span></text:p>
      <text:p text:style-name="Standard"><text:span text:style-name="T1">Описание процесса:</text:span> </text:p>
      <text:p text:style-name="Standard"/>
      <text:p text:style-name="Heading">Тест №2</text:p>
      <text:p text:style-name="Standard"><text:span text:style-name="T1">Цель:</text:span><text:span text:style-name="T2"> <text:s/>проверить, что выдаст функция при D = 0</text:span></text:p>
      <text:p text:style-name="Standard"><text:span text:style-name="T1">Тип:</text:span> </text:p>
      <text:p text:style-name="Standard"><text:span text:style-name="T1">Входные данные:</text:span> a = 1, b = 2, c = 1</text:p>
      <text:p text:style-name="P2"><text:span text:style-name="T1">Ожидаемый результат:</text:span> x = -1, <text:span text:style-name="T4">flag = 0</text:span></text:p>
      <text:p text:style-name="Standard"><text:span text:style-name="T1">Описание процесса:</text:span> </text:p>
      <text:p text:style-name="Standard"/>
      <text:p text:style-name="Heading">Тест №3</text:p>
      <text:p text:style-name="Standard"><text:span text:style-name="T1">Цель:</text:span><text:span text:style-name="T2"> проверить, что выдаст функция при D &gt; 0</text:span></text:p>
      <text:p text:style-name="P1">Тип: </text:p>
      <text:p text:style-name="P2"><text:span text:style-name="T1">Входные данные:</text:span><text:span text:style-name="T2"> a = 1, b = -4, c = 3</text:span></text:p>
      <text:p text:style-name="P2"><text:span text:style-name="T1">Ожидаемый результат:</text:span><text:span text:style-name="T2"> x1 = 3, x2 = 1, </text:span><text:span text:style-name="T3">flag = 0</text:span></text:p>
      <text:p text:style-name="Standard"><text:span text:style-name="T1">Описание процесса:</text:span> </text:p>
      <text:p text:style-name="Heading">Тест №4</text:p>
      <text:p text:style-name="Standard"><text:span text:style-name="T1">Цель:</text:span><text:span text:style-name="T2"> <text:s/>проверить, что выдаст функция при вещественном значении b</text:span></text:p>
      <text:p text:style-name="Standard"><text:span text:style-name="T1">Тип:</text:span> </text:p>
      <text:p text:style-name="P2"><text:span text:style-name="T1">Входные данные:</text:span> a = 1, b = <text:span text:style-name="T5">5</text:span>, c = 3</text:p>
      <text:p text:style-name="P4"><text:span text:style-name="T1">Ожидаемый результат:</text:span> x1 = -0.697224, x2 = -4.30278, <text:span text:style-name="T4">flag = 0</text:span></text:p>
      <text:p text:style-name="Standard"><text:span text:style-name="T1">Описание процесса:</text:span> </text:p>
      <text:p text:style-name="Heading">Тест №5</text:p>
      <text:p text:style-name="Standard"><text:span text:style-name="T1">Цель:</text:span><text:span text:style-name="T2"> <text:s/>проверить, что выдаст функция при a = 0, при делении на ноль</text:span></text:p>
      <text:p text:style-name="Standard"><text:span text:style-name="T1">Тип:</text:span> </text:p>
      <text:p text:style-name="Standard"><text:span text:style-name="T1">Входные данные:</text:span> a = 0, b = 4, c = 3</text:p>
      <text:p text:style-name="Standard"><text:span text:style-name="T1">Ожидаемый результат:</text:span> <text:span text:style-name="T4">flag =</text:span><text:span text:style-name="T5">0</text:span></text:p>
      <text:p text:style-name="Standard"><text:span text:style-name="T1">Описание процесса:</text:span> </text:p>
      <text:p text:style-name="Heading">Тест №6</text:p>
      <text:p text:style-name="Standard"><text:span text:style-name="T1">Цель:</text:span><text:span text:style-name="T2"> <text:s/>проверить, что выдаст функция при b = 0</text:span></text:p>
      <text:p text:style-name="Standard"><text:span text:style-name="T1">Тип:</text:span> </text:p>
      <text:p text:style-name="Standard"><text:span text:style-name="T1">Входные данные:</text:span> a = 1, b = 0, c = -9</text:p>
      <text:p text:style-name="Standard"><text:span text:style-name="T1">Ожидаемый результат:</text:span> x1 = 3, x2 = -3, <text:span text:style-name="T4">flag = 0</text:span></text:p>
      <text:p text:style-name="Standard"><text:span text:style-name="T1">Описание процесса:</text:span>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 CJK SC Regular" svg:font-family="'Noto Sans CJK SC Regular'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SC Regular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oto Sans SC Regular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ru" fo:country="RU" style:letter-kerning="true" style:font-name-asian="Noto Sans CJK SC Regular" style:font-family-asian="'Noto Sans CJK SC Regular'" style:font-pitch-asian="variable" style:font-size-asian="12pt" style:language-asian="zh" style:country-asian="CN" style:font-name-complex="FreeSans" style:font-family-complex="FreeSans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" style:font-family-asian="'Noto Sans CJK SC Regular'" style:font-pitch-asian="variable" style:font-size-asian="14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1-24T09:04:53.511097200</meta:creation-date>
    <dc:date>2023-04-07T16:18:25.087949066</dc:date>
    <meta:editing-cycles>5</meta:editing-cycles>
    <meta:editing-duration>PT36M36S</meta:editing-duration>
    <meta:generator>LibreOffice/7.3.6.2$Linux_X86_64 LibreOffice_project/30$Build-2</meta:generator>
    <meta:document-statistic meta:table-count="0" meta:image-count="0" meta:object-count="0" meta:page-count="1" meta:paragraph-count="38" meta:word-count="214" meta:character-count="1028" meta:non-whitespace-character-count="836"/>
  </office:meta>
</office:document-meta>
</file>